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0.903cm" fo:break-before="auto" style:use-optimal-row-height="true"/>
    </style:style>
    <style:style style:name="ro9" style:family="table-row">
      <style:table-row-properties style:row-height="2.873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547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1.894cm" fo:break-before="page"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68">
            <text:p>168</text:p>
          </table:table-cell>
          <table:table-cell table:style-name="ce16" table:formula="of:=COUNTA([.D2:.G66])" office:value-type="float" office:value="92">
            <text:p>92</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53846153846154">
            <text:p>35,38%</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1">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1">11-08-2009</text:date>, <text:time>02:0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1T02:05:51</dc:date>
    <meta:editing-duration>PT12H22M47S</meta:editing-duration>
    <meta:editing-cycles>76</meta:editing-cycles>
    <dc:creator>nuno pinheiro</dc:creator>
    <meta:document-statistic meta:table-count="3" meta:cell-count="364" meta:object-count="0"/>
    <meta:user-defined meta:name="Info 1"/>
    <meta:user-defined meta:name="Info 2"/>
    <meta:user-defined meta:name="Info 3"/>
    <meta:user-defined meta:name="Info 4"/>
  </office:meta>
</office:document-meta>
</file>